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Normalny" style:family="paragraph">
      <style:paragraph-properties fo:margin-bottom="0in"/>
    </style:style>
    <style:style style:name="P3" style:parent-style-name="Normalny" style:family="paragraph">
      <style:paragraph-properties fo:margin-bottom="0in"/>
    </style:style>
    <style:style style:name="P4" style:parent-style-name="Normalny" style:family="paragraph">
      <style:paragraph-properties fo:text-align="center" fo:margin-bottom="0in"/>
    </style:style>
    <style:style style:name="T5" style:parent-style-name="Domyślnaczcionkaakapitu" style:family="text">
      <style:text-properties style:language-asian="pl" style:country-asian="PL"/>
    </style:style>
    <style:style style:name="P6" style:parent-style-name="Normaln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arysuj Trójkąt Sierpińskiego stopnia trzeciego.</text:p>
      <text:p text:style-name="P2"/>
      <text:p text:style-name="P3"/>
      <text:p text:style-name="P4"><text:span text:style-name="T5"><draw:frame draw:style-name="a0" draw:name="Obraz 1" text:anchor-type="as-char" svg:x="0in" svg:y="0in" svg:width="6.13542in" svg:height="6.13542in" style:rel-width="scale" style:rel-height="scale"><draw:image xlink:href="media/image1.png" xlink:type="simple" xlink:show="embed" xlink:actuate="onLoad"/><svg:title/><svg:desc/></draw:frame></text:span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51:00Z</meta:creation-date>
    <dc:date>2018-11-10T18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53" meta:row-count="1" meta:non-whitespace-character-count="47"/>
  </office:meta>
</office:document-meta>
</file>